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text-properties officeooo:rsid="00395ed1" officeooo:paragraph-rsid="00395ed1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7ffe" style:font-weight-asian="bold" style:font-weight-complex="bold"/>
    </style:style>
    <style:style style:name="T3" style:family="text">
      <style:text-properties officeooo:rsid="001a8b1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7ff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oice of Frontend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<text:span text:style-name="T5">28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3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6" loext:marker-style-name="T1"><text:span text:style-name="T1">Decision</text:span></text:p>
          </table:table-cell>
        </table:table-row>
        <table:table-row table:style-name="Table2.2">
          <table:table-cell table:style-name="Table2.A1" office:value-type="string">
            <text:p text:style-name="Text_20_body">To select the optimal frontend technology for AML's new system, ensuring a modern, user-friendly, and maintainable customer-facing interface.</text:p>
          </table:table-cell>
          <table:table-cell table:style-name="Table2.A1" office:value-type="string">
            <text:p text:style-name="P3">Selected Option: Next.js</text:p>
            <text:p text:style-name="P3"><text:s text:c="4"/>Offers advanced features OOTB that reduce the need for plugins.</text:p>
            <text:p text:style-name="P3"><text:s text:c="4"/>Ensures maintainability with TypeScript compatibility and supports efficient development workflows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4">Begin frontend development using Next.js.</text:span></text:p>
      <text:p text:style-name="Standard" loext:marker-style-name="T1"><text:span text:style-name="T4">Ensure seamless integration with Strapi backend and prioritize responsive design for diverse user devices.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4">04/11/2024</text:p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57</meta:editing-cycles>
    <meta:creation-date>2024-09-26T17:23:00</meta:creation-date>
    <dc:date>2024-12-17T10:50:02.982379293</dc:date>
    <meta:editing-duration>PT24M50S</meta:editing-duration>
    <meta:generator>LibreOffice/24.2.7.2$Linux_X86_64 LibreOffice_project/420$Build-2</meta:generator>
    <meta:document-statistic meta:table-count="3" meta:image-count="0" meta:object-count="0" meta:page-count="1" meta:paragraph-count="17" meta:word-count="85" meta:character-count="641" meta:non-whitespace-character-count="564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